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6486" officeooo:paragraph-rsid="00156486"/>
    </style:style>
    <style:style style:name="P2" style:family="paragraph" style:parent-style-name="Standard" style:list-style-name="L1">
      <style:text-properties officeooo:rsid="00156486" officeooo:paragraph-rsid="001564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GEST CORNER</text:p>
      <text:p text:style-name="P1"/>
      <text:p text:style-name="P1">USERS</text:p>
      <text:list xml:id="list1039444809293364856" text:style-name="L1">
        <text:list-item>
          <text:p text:style-name="P2">Register/Login</text:p>
        </text:list-item>
        <text:list-item>
          <text:p text:style-name="P2">Check Profile</text:p>
        </text:list-item>
        <text:list-item>
          <text:p text:style-name="P2">Write Post</text:p>
        </text:list-item>
        <text:list-item>
          <text:p text:style-name="P2">View Post</text:p>
        </text:list-item>
        <text:list-item>
          <text:p text:style-name="P2">Newsfeed</text:p>
        </text:list-item>
        <text:list-item>
          <text:p text:style-name="P2">Check Messages</text:p>
        </text:list-item>
        <text:list-item>
          <text:p text:style-name="P2">Edit Profile</text:p>
        </text:list-item>
        <text:list-item>
          <text:p text:style-name="P2">Setting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08:35:38.589445748</meta:creation-date>
    <dc:date>2014-10-08T08:41:43.498644319</dc:date>
    <meta:editing-duration>P0D</meta:editing-duration>
    <meta:editing-cycles>1</meta:editing-cycles>
    <meta:document-statistic meta:table-count="0" meta:image-count="0" meta:object-count="0" meta:page-count="1" meta:paragraph-count="10" meta:word-count="24" meta:character-count="122" meta:non-whitespace-character-count="116"/>
    <meta:generator>LibreOffice/4.2.6.3$Linux_X86_64 LibreOffice_project/420m0$Build-3</meta:generator>
  </office:meta>
</office:document-meta>
</file>